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</text:h>
      <text:p text:style-name="Text_20_body">Hello world, this is a test.</text:p>
      <text:p text:style-name="Text_20_body"><office:annotation><dc:creator>Jörg Hohwiller</dc:creator><dc:date>2010-11-21T16:08:53.46</dc:date><text:p text:style-name="P1"><text:span text:style-name="T1">This is a comment.</text:span></text:p></office:annotation>Keyword<text:note text:id="ftn1" text:note-class="footnote"><text:note-citation>1</text:note-citation><text:note-body><text:p text:style-name="Footnote">Footnote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Header</text:p>
      </style:header>
      <style:footer>
        <text:p text:style-name="Footer">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örg Hohwiller</meta:initial-creator>
    <meta:creation-date>2010-11-21T16:04:22</meta:creation-date>
    <meta:editing-cycles>4</meta:editing-cycles>
    <meta:editing-duration>PT00H10M03S</meta:editing-duration>
    <dc:title>Title of Testdocument</dc:title>
    <meta:keyword>some keywords</meta:keyword>
    <dc:date>2010-11-21T17:00:44.01</dc:date>
    <dc:creator>Jörg Hohwiller</dc:creator>
    <meta:generator>OpenOffice.org/3.2$Win32 OpenOffice.org_project/320m18$Build-9502</meta:generator>
    <dc:description>documentcomment</dc:description>
    <dc:subject>topic</dc:subject>
    <meta:document-statistic meta:table-count="0" meta:image-count="0" meta:object-count="0" meta:page-count="1" meta:paragraph-count="6" meta:word-count="12" meta:character-count="62"/>
  </office:meta>
</office:document-meta>
</file>